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2875b6" officeooo:paragraph-rsid="001c6e59"/>
    </style:style>
    <style:style style:name="P2" style:family="paragraph" style:parent-style-name="Standard">
      <style:text-properties officeooo:rsid="003263d8" officeooo:paragraph-rsid="001c6e59"/>
    </style:style>
    <style:style style:name="P3" style:family="paragraph" style:parent-style-name="Standard">
      <style:text-properties officeooo:rsid="002875b6" officeooo:paragraph-rsid="001c6e59"/>
    </style:style>
    <style:style style:name="P4" style:family="paragraph" style:parent-style-name="Standard">
      <style:text-properties officeooo:rsid="0029da0b" officeooo:paragraph-rsid="001c6e59"/>
    </style:style>
    <style:style style:name="P5" style:family="paragraph" style:parent-style-name="Standard">
      <style:text-properties style:font-name="Liberation Serif" fo:font-style="italic" officeooo:rsid="0029da0b" officeooo:paragraph-rsid="001c6e59" style:font-style-asian="italic" style:font-style-complex="italic"/>
    </style:style>
    <style:style style:name="P6" style:family="paragraph" style:parent-style-name="Standard">
      <style:text-properties officeooo:rsid="002b584b" officeooo:paragraph-rsid="001c6e59"/>
    </style:style>
    <style:style style:name="P7" style:family="paragraph" style:parent-style-name="Standard">
      <style:text-properties officeooo:rsid="002d409a" officeooo:paragraph-rsid="001c6e59"/>
    </style:style>
    <style:style style:name="P8" style:family="paragraph" style:parent-style-name="Standard">
      <style:text-properties officeooo:rsid="002d985b" officeooo:paragraph-rsid="001c6e59"/>
    </style:style>
    <style:style style:name="P9" style:family="paragraph" style:parent-style-name="Standard">
      <style:text-properties officeooo:rsid="002f624b" officeooo:paragraph-rsid="001c6e59"/>
    </style:style>
    <style:style style:name="P10" style:family="paragraph" style:parent-style-name="Standard">
      <style:text-properties officeooo:rsid="0030b023" officeooo:paragraph-rsid="001c6e59"/>
    </style:style>
    <style:style style:name="T1" style:family="text">
      <style:text-properties style:text-position="0% 100%" officeooo:rsid="00373677"/>
    </style:style>
    <style:style style:name="T2" style:family="text">
      <style:text-properties officeooo:rsid="0029da0b"/>
    </style:style>
    <style:style style:name="T3" style:family="text">
      <style:text-properties officeooo:rsid="0163ce55"/>
    </style:style>
    <style:style style:name="T4" style:family="text">
      <style:text-properties officeooo:rsid="003d7719"/>
    </style:style>
    <style:style style:name="T5" style:family="text">
      <style:text-properties officeooo:rsid="0379a43a"/>
    </style:style>
    <style:style style:name="T6" style:family="text">
      <style:text-properties officeooo:rsid="0220237e"/>
    </style:style>
    <style:style style:name="T7" style:family="text">
      <style:text-properties officeooo:rsid="002b584b"/>
    </style:style>
    <style:style style:name="T8" style:family="text">
      <style:text-properties officeooo:rsid="0037be3f"/>
    </style:style>
    <style:style style:name="T9" style:family="text">
      <style:text-properties officeooo:rsid="016449ef"/>
    </style:style>
    <style:style style:name="T10" style:family="text">
      <style:text-properties officeooo:rsid="02210339"/>
    </style:style>
    <style:style style:name="T11" style:family="text">
      <style:text-properties officeooo:rsid="01659529"/>
    </style:style>
    <style:style style:name="T12" style:family="text">
      <style:text-properties officeooo:rsid="02226e28"/>
    </style:style>
    <style:style style:name="T13" style:family="text">
      <style:text-properties officeooo:rsid="002f624b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3e599c"/>
    </style:style>
    <style:style style:name="T16" style:family="text">
      <style:text-properties officeooo:rsid="016656f1"/>
    </style:style>
    <style:style style:name="T17" style:family="text">
      <style:text-properties officeooo:rsid="003263d8"/>
    </style:style>
    <style:style style:name="T18" style:family="text">
      <style:text-properties officeooo:rsid="022439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/></text:h>
      <text:p text:style-name="P3">И я пошёл по дну котлована в далёкий его конец, чтобы выйти по спуску для КАМАЗов и поехать на работу, а после неё сойти с «чаечки» у автовокзала, купить билет и вбежать, размахивая им, в уже зафырчавший автобус:</text:p>
      <text:p text:style-name="P3">- У меня билет! У меня билет!</text:p>
      <text:p text:style-name="P3">Потому что Ира мне рассказала про свою загородную поездку в Заячьи Сосны, чтобы блюсти мне верность несмотря на шампанское в бардачке. </text:p>
      <text:p text:style-name="P3">Потому что — что мне ещё остаётся?</text:p>
      <text:p text:style-name="P3">Так я поехал в Ромны.</text:p>
      <text:p text:style-name="P3"/>
      <text:p text:style-name="P3">В Ромнах было совсем темно и холодно, но я нашёл гостиницу.</text:p>
      <text:p text:style-name="P3">Дежурная не знала куда определить постояльца с тощим целлофаном в руках и выделила мне <text:s/>четырёхместный номер одному. Хотя могла бы присоединить к тем двум командировочным, что пришли следом за мной с автобуса.</text:p>
      <text:p text:style-name="P3">Номер оказался комнатой-пеналом на четверых, <text:span text:style-name="T2">пустым и свежепокрашенным поверх двадцати предыдущих ремонтов. На спинках коек висели толстые махровые полотенца и радио на стене пело романсы про утро холодное, утро седое.</text:span></text:p>
      <text:p text:style-name="P4">Делать мне было нечего, я выключил радио и свет, лёг и смотрел в темноту, пока не уснул.</text:p>
      <text:p text:style-name="P4"/>
      <text:p text:style-name="P4">Утро, вопреки прогнозу <text:span text:style-name="T3">романсов</text:span>, оказалось солнечным и ярким и я быстро нашёл психбольницу.</text:p>
      <text:p text:style-name="P4">Целлофан я оставил на снегу газона под большим деревом и, без поклажи, вошёл в распахнутые ворота, не пряча свободных рук.</text:p>
      <text:p text:style-name="P4">Когда сторожа поняли, что я никого не навещаю, а хочу сам тут остаться, меня отвели в небольшой кабинет.</text:p>
      <text:p text:style-name="P4">Молодой человек, похожий на лейтенанта милиции, но в белом халате, спросил зачем я пришёл.</text:p>
      <text:p text:style-name="P4">- Мне нужна справка, что я не сумашедший.</text:p>
      <text:p text:style-name="P4">Я прекрасно сознавал, что этими словами полностью сжигаю все корабли за собой и теперь меня точно прикроют.</text:p>
      <text:p text:style-name="P4">- А кто говорит, что вы сумасшедший?</text:p>
      <text:p text:style-name="P4">- Ну, в трамвае...</text:p>
      <text:p text:style-name="P4">Он оживился и начал выспрашивать какую мне желательно печать на справку — круглую, или треугольную?</text:p>
      <text:p text:style-name="P4">- Это неважно, лишь бы <text:span text:style-name="T4">с </text:span>подпись<text:span text:style-name="T4">ю</text:span>.</text:p>
      <text:p text:style-name="P4"><text:span text:style-name="T5">Тогда о</text:span>н вызвал молодую врачиху и пожилую нянечку, чтобы мен<text:span text:style-name="T6">я</text:span> отвели в душ, а потом в пятое отделение.</text:p>
      <text:p text:style-name="P4">Перед душем нянечка парикмахерской машинкой состригла мне наголо волосы в паху. </text:p>
      <text:p text:style-name="P4">Я стеснялся, но не противился — в чужой монастырь со своим уставом не лезут.</text:p>
      <text:p text:style-name="P4">После душа врачиха взяла у меня интервью. Для закрепления успеха, я прогнал пару дур; она только ахала и торопливо строчила в толстой тетради.</text:p>
      <text:p text:style-name="P4">Когда мы вышли во двор, я сказал, что оставил целлофан за воротами. Нянечка отказывалась верить, но сходила и с изумлением принесла пакет. </text:p>
      <text:p text:style-name="P4"/>
      <text:p text:style-name="P5"><text:span text:style-name="T3">(...а</text:span> что удивляться? У кого хватит духу стянуть целлофан <text:span text:style-name="T7">поставленный, как приманка, у ворот областной психбольницы?..)</text:span></text:p>
      <text:p text:style-name="P5"/>
      <text:p text:style-name="P6">Врачиха его проверила и позволила взять с собой вместе с тетрадкой, ручкой и книгой на английском языке, где женский портрет на всё обложку.</text:p>
      <text:p text:style-name="P6"/>
      <text:p text:style-name="P6">Пятое отделение ромненской психбольницы находится на высоте третьего этажа. <text:soft-page-break/>Строительство велось по сталинским проектам и лестничные марши смонтированы не впритык, а образуют колодец в лестничной клетке. Поперёк колодца натянута железная сетка — на случай, <text:s/>если кто-то сиганёт, <text:span text:style-name="T3">то</text:span> <text:span text:style-name="T5">чтоб </text:span>его постигла б неудача.</text:p>
      <text:p text:style-name="P6">Лестница заканчивается широкой площадкой перед запертой дверью <text:span text:style-name="T8">с</text:span> <text:span text:style-name="T8">парой </text:span>деревянн<text:span text:style-name="T8">ых</text:span> скам<text:span text:style-name="T8">е</text:span>й <text:span text:style-name="T8">по бокам</text:span>.</text:p>
      <text:p text:style-name="P7">За дверью, как и положено, начинается коридор. </text:p>
      <text:p text:style-name="P7"><text:span text:style-name="T3">Н</text:span>ача<text:span text:style-name="T3">вшись</text:span> вертикально зарешечённ<text:span text:style-name="T3">ым</text:span> окно<text:span text:style-name="T3">м и кабинетом с табличкой «главврач», он уходит вправо под прямым углом</text:span> к дал<text:span text:style-name="T3">ёкой</text:span> глухой стене с краном и раковиной.</text:p>
      <text:p text:style-name="P7"><text:span text:style-name="T3">В стенах п</text:span>о обе стороны <text:span text:style-name="T3">коридора</text:span> прямоугольные входы в палаты, которые сперва кажутся пещерами из-за отсутствия дверей. </text:p>
      <text:p text:style-name="P7">Свет внешнего мира проникает в них через решётку <text:span text:style-name="T3">и </text:span>стёкла окон и только потом добирается до коридора; так что в пасмурную погоду в нём приходится включать электрические лампочки. </text:p>
      <text:p text:style-name="P7">Они скорее подчёркивают, чем разгоняют сумрак.</text:p>
      <text:p text:style-name="P7">На полпути <text:span text:style-name="T9">к дальней стене </text:span><text:s/>не хватает одной палаты, вместо неё <text:s/><text:span text:style-name="T5">коридор тут превращается в небольшой</text:span> холл с двумя <text:span text:style-name="T10">зарешечёнными </text:span>окнами.</text:p>
      <text:p text:style-name="P7">В углу рядом с правым окном <text:span text:style-name="T3">стоит</text:span> высокое трюмо, а в <text:span text:style-name="T9">перегородке </text:span>возвращающейся <text:span text:style-name="T9">от окна </text:span>к коридору <text:s/>белая дверь с табличкой «манипуляционный кабинет».</text:p>
      <text:p text:style-name="P7"><text:span text:style-name="T9">Л</text:span>ево<text:span text:style-name="T9">е окно загорожено</text:span> высоки<text:span text:style-name="T9">м</text:span> ящик<text:span text:style-name="T9">ом, на котором стоит</text:span> <text:span text:style-name="T9">выключенный</text:span> телевизор, <text:span text:style-name="T9">а перед ним, вплотную к перегородке,</text:span> госпитальная кушетка <text:span text:style-name="T9">и</text:span> ещё одна белая дверь — «старшая медсестра». </text:p>
      <text:p text:style-name="P8"><text:span text:style-name="T10">Пол коридора выложен</text:span> квадратик<text:span text:style-name="T10">ам</text:span>и коричнев<text:span text:style-name="T10">ат</text:span>о <text:span text:style-name="T10">тёмной</text:span> керамической плитки, <text:span text:style-name="T10">которая</text:span> не <text:span text:style-name="T10">нарушает своей</text:span> гаммой <text:s/>общ<text:span text:style-name="T10">ую</text:span> сум<text:span text:style-name="T10">е</text:span>р<text:span text:style-name="T10">е</text:span>чност<text:span text:style-name="T10">ь и которая необыкновенно чиста</text:span> — привилегированные больные <text:span text:style-name="T11">моют</text:span> её дважды в день мокрыми тряпками на швабрах.</text:p>
      <text:p text:style-name="P8"/>
      <text:p text:style-name="P8">Для выяснения насколько я опасен, меня сначала поместили в палату наблюдения напротив холла.</text:p>
      <text:p text:style-name="P8">В коридоре, рядом с бездверным входом <text:span text:style-name="T11">в палату, в</text:span> кресл<text:span text:style-name="T11">е</text:span> обтянут<text:span text:style-name="T12">ом</text:span> коричневым <text:span text:style-name="T12">дерматином, из-под которого поблёскивали тонкие</text:span> нож<text:span text:style-name="T11">ки, </text:span>сидел <text:s/>пожилой, но крепкий мужик в белом халате и белой шапочке — медбрат. </text:p>
      <text:p text:style-name="P8">Одним ухом он обращён был в палату, а лицом посматривал вдоль коридора с редкими прохожими в пижамах и ещё одним медбратом, что маячил у дальних палат в таком же <text:span text:style-name="T11">точно</text:span> кресле и о чём-то <text:span text:style-name="T11">там </text:span>беседовал<text:span text:style-name="T11"> </text:span>с молодым человеком в пижаме и сапогах, <text:span text:style-name="T5">который</text:span> сидел перед ним на корточках, свесив руки поверх колен.</text:p>
      <text:p text:style-name="P8">Центровой медбрат завёл меня в палату и бряцнул своей связкой ключей по спинке <text:span text:style-name="T13">первой от входа </text:span>койки, <text:span text:style-name="T13">где лежал белобрысый хлопец в ярко-красной пижаме и мастурбировал, накрывшись простынёй. </text:span></text:p>
      <text:p text:style-name="P9">Из угла напротив грянул театрально <text:span text:style-name="T12">сатанинский</text:span> хохот, но тут же осёкся.</text:p>
      <text:p text:style-name="P9">Медбрат высмотрел мне третью от окна койку и я смиренно лёг.</text:p>
      <text:p text:style-name="P9"/>
      <text:p text:style-name="P9">Между мной и окном лежал плотно укутанный синим халатом молодой человек с обритой головой и вглядывался в потолок. </text:p>
      <text:p text:style-name="P9">Вскоре он повернул ко мне внимательный взгляд <text:span text:style-name="T12">из</text:span> синеватых кругов под глазами и спросил не зовут ли моего брата Сашей и есть ли у меня сестра.</text:p>
      <text:p text:style-name="P9"><text:span text:style-name="T12">Затем</text:span> он <text:span text:style-name="T12">стиснул </text:span><text:s/>голову <text:span text:style-name="T12">в </text:span>ладоня<text:span text:style-name="T12">х</text:span> и <text:span text:style-name="T12">стал </text:span>рассказ<text:span text:style-name="T12">ывать</text:span>, что учился в техникуме с ними, но <text:span text:style-name="T12">однажды</text:span> вечером отец послал его собрать коров, <text:span text:style-name="T12">когда</text:span> на Подлипное наполз мохнатый от мороза <text:s/><text:span text:style-name="T12">серый </text:span>туман <text:span text:style-name="T12">и </text:span>простудил е<text:span text:style-name="T12">го</text:span> голову без шапки, которая с тех пор <text:span text:style-name="T12">так вот </text:span>и болит. </text:p>
      <text:p text:style-name="P10">Кр<text:span text:style-name="T12">а</text:span>ткими окриками он <text:span text:style-name="T12">отшугнул</text:span> одного-двух сопалатников, что подходили к спинке моей койки с неразборчиво прибабахнутыми вопросами, <text:span text:style-name="T12">потом </text:span>сказал, что его тоже зовут Саша, отвернулся и уснул.</text:p>
      <text:p text:style-name="P10">Сопалатники начали приставать к белобрысому, чтоб <text:span text:style-name="T12">он </text:span>спел и <text:span text:style-name="T12">тот</text:span> визгливо завёл свежий шлягер:</text:p>
      <text:p text:style-name="P10"><text:soft-page-break/><text:tab/><text:tab/><text:tab/><text:span text:style-name="T14">Спасите, спасите, спасите разбитое сердце моё,</text:span></text:p>
      <text:p text:style-name="P10"><text:span text:style-name="T14"><text:tab/><text:tab/><text:tab/>Найдите, найдите, найдите, найдите, найдите её..</text:span>.</text:p>
      <text:p text:style-name="P10"/>
      <text:p text:style-name="P10">Через два часа, убедившись, что я не буйствую, меня позвала медсестра из коридора и отвела в девятую палату, <text:span text:style-name="T11">поближе к кабинету с табличкой «главврач»</text:span>.</text:p>
      <text:p text:style-name="P10"><text:span text:style-name="T12">Девятая</text:span> <text:span text:style-name="T11">смотрелась</text:span> намного уютнее — всего пять коек; <text:span text:style-name="T15">только </text:span>белый столик <text:span text:style-name="T11">в углу у входа малость загораживал </text:span>дверной проём; <text:span text:style-name="T11">впрочем,</text:span> когда двери нет это не слишком-<text:span text:style-name="T12">то</text:span> мешает. </text:p>
      <text:p text:style-name="P10"><text:span text:style-name="T11">А</text:span> зоосадные вопли из соседних палат <text:span text:style-name="T11">в</text:span>скор<text:span text:style-name="T11">е</text:span> тоже становятся <text:span text:style-name="T11">привычными</text:span> звуками <text:span text:style-name="T16">и</text:span> перестаёшь обращать внимание.</text:p>
      <text:p text:style-name="P10"/>
      <text:p text:style-name="P10">Вечером в коридоре раздался крик «на кухню!» и к выходу прошла группа привилегированных <text:span text:style-name="T16">во главе</text:span> с медбратом. </text:p>
      <text:p text:style-name="P2">Через полчаса они вернулись и торопливо прошагали обратно, ускоряемые тяжестью двух котлов-термосов с завинченными крышками. Ещё через несколько минут из конца коридора донеслось:</text:p>
      <text:p text:style-name="P10">- <text:span text:style-name="T17">Рабочие, на ужин!</text:span></text:p>
      <text:p text:style-name="P2">В столовую всегда первым делом звали рабочих, которые после завтрака и обеда куда-то <text:span text:style-name="T16">у</text:span>ходили и вместо пижам <text:span text:style-name="T16">одеты были в</text:span> чёрные спецовки.</text:p>
      <text:p text:style-name="P2">Потом кричали:</text:p>
      <text:p text:style-name="P2">- Вторая смена, на ужин!</text:p>
      <text:p text:style-name="P2">И, в последнюю очередь:</text:p>
      <text:p text:style-name="P2">- Третья смена, на ужин!</text:p>
      <text:p text:style-name="P2">В конце коридора в левой стене шли три запертые двери — душ, раздатка и столовая. На них табличек не было, но все знали где что.</text:p>
      <text:p text:style-name="P2">В <text:span text:style-name="T18">комнате </text:span>душ<text:span text:style-name="T18">а стояли</text:span> вёдра и швабры для мытья полов, <text:span text:style-name="T18">их</text:span> брали <text:s/><text:span text:style-name="T18">оттуда </text:span>под <text:span text:style-name="T16">надзором</text:span> медбрата, но, <text:span text:style-name="T16">несмотря на контроль,</text:span> один больной ухитрился там повеситься. </text:p>
      <text:p text:style-name="P2">Правда, со второй попыт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1:42:21.505027971</meta:creation-date>
    <dc:date>2017-03-03T11:42:27.376701431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4" meta:word-count="1138" meta:character-count="7310" meta:non-whitespace-character-count="6197"/>
    <meta:generator>LibreOffice/4.3.3.2$Linux_x86 LibreOffice_project/430m0$Build-2</meta:generator>
  </office:meta>
</office:document-meta>
</file>